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fo:language="en" fo:country="US" fo:font-weight="bold" style:font-size-asian="14pt" style:font-weight-asian="bold" style:font-size-complex="14pt"/>
    </style:style>
    <style:style style:name="P4" style:family="paragraph" style:parent-style-name="Standard" style:list-style-name="WW8Num3"/>
    <style:style style:name="P5" style:family="paragraph" style:parent-style-name="Standard">
      <style:text-properties fo:font-size="8pt" fo:font-weight="bold" style:font-size-asian="8pt" style:font-weight-asian="bold" style:font-size-complex="8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 style:list-style-name="WW8Num1"/>
    <style:style style:name="P8" style:family="paragraph" style:parent-style-name="Standard">
      <style:paragraph-properties fo:margin-left="1.27cm" fo:margin-right="0cm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ize="14pt" fo:language="en" fo:country="US" fo:font-weight="bold" style:font-size-asian="14pt" style:font-weight-asian="bold" style:font-size-complex="14pt"/>
    </style:style>
    <style:style style:name="T3" style:family="text">
      <style:text-properties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Вопросы к экзамену по курсу </text:p>
      <text:p text:style-name="P2">“Объектно-ориентированное программирование”</text:p>
      <text:p text:style-name="P3"/>
      <text:p text:style-name="P1">Раздел 1. Динамическая область памяти.</text:p>
      <text:p text:style-name="P5"/>
      <text:list xml:id="list1611006182" text:style-name="WW8Num3">
        <text:list-item>
          <text:p text:style-name="P4">Указатели. Динамические переменные.</text:p>
        </text:list-item>
        <text:list-item>
          <text:p text:style-name="P4">Процедуры и функции для работы с динамической памятью.</text:p>
        </text:list-item>
      </text:list>
      <text:p text:style-name="P8"/>
      <text:p text:style-name="Standard"/>
      <text:p text:style-name="P1">Раздел 2. ООП</text:p>
      <text:p text:style-name="P5"/>
      <text:list xml:id="list2274539218" text:style-name="WW8Num1">
        <text:list-item>
          <text:p text:style-name="P7">Объекты. Классы. </text:p>
        </text:list-item>
        <text:list-item>
          <text:p text:style-name="P7">Иерархия классов. Объявление классов.</text:p>
        </text:list-item>
        <text:list-item>
          <text:p text:style-name="P7">Методы – элементы класса (описание, вызов). </text:p>
        </text:list-item>
        <text:list-item>
          <text:p text:style-name="P7">Перекрытие методов. Порядок вызова методов.</text:p>
        </text:list-item>
        <text:list-item>
          <text:p text:style-name="P7">Основные принципы ООП: инкапсуляция, наследование (общая форма наследования), полиморфизм. <text:s/></text:p>
        </text:list-item>
        <text:list-item>
          <text:p text:style-name="P7">Ключевое слово <text:span text:style-name="T1">this.</text:span></text:p>
        </text:list-item>
        <text:list-item>
          <text:p text:style-name="P7">Режимы доступа к элементам класса.</text:p>
        </text:list-item>
        <text:list-item>
          <text:p text:style-name="P7">Режимы доступа при наследовании классов.</text:p>
        </text:list-item>
        <text:list-item>
          <text:p text:style-name="P7">Раннее и позднее связывание. Статические методы.</text:p>
        </text:list-item>
        <text:list-item>
          <text:p text:style-name="P7">Виртуальные методы. Таблица виртуальных методов.</text:p>
        </text:list-item>
        <text:list-item>
          <text:p text:style-name="P7">Применение виртуальных функций, связанное с использованием указателей на объекты.</text:p>
        </text:list-item>
        <text:list-item>
          <text:p text:style-name="P7">Совместимость типов (между объектами и указателями на объект, между формальными и фактическими параметрами )</text:p>
        </text:list-item>
        <text:list-item>
          <text:p text:style-name="P7">Конструкторы и деструкторы. Конструкторы по умолчанию. Списки инициализации. Виртуальные деструкторы.</text:p>
        </text:list-item>
        <text:list-item>
          <text:p text:style-name="P7">Конструкторы с параметрами. Конструкторы с параметрами при наследовании.</text:p>
        </text:list-item>
        <text:list-item>
          <text:p text:style-name="P7">Массивы объектов.</text:p>
        </text:list-item>
        <text:list-item>
          <text:p text:style-name="P7">Указатель на объект. Операции динамического выделения памяти.</text:p>
        </text:list-item>
        <text:list-item>
          <text:p text:style-name="P7">Чистые (<text:span text:style-name="T1">pure</text:span>) виртуальные функции. Абстрактные классы.</text:p>
        </text:list-item>
        <text:list-item>
          <text:p text:style-name="P7">Статические (<text:span text:style-name="T1">static</text:span>)<text:span text:style-name="T1"> </text:span>элементы класса.</text:p>
        </text:list-item>
        <text:list-item>
          <text:p text:style-name="P7">Перегруженные функции.</text:p>
        </text:list-item>
        <text:list-item>
          <text:p text:style-name="P7">Перегрузка операций</text:p>
        </text:list-item>
        <text:list-item>
          <text:p text:style-name="P7">Дружественные функции. Дружественные классы.</text:p>
        </text:list-item>
        <text:list-item>
          <text:p text:style-name="P7">Аргументы функции (в т.ч. и конструктора), задаваемые по умолчанию.</text:p>
        </text:list-item>
        <text:list-item>
          <text:p text:style-name="P7">Параметры и аргументы функции. Передача объектов как аргументов функций. Использование объекта в качестве возвращаемого значения.</text:p>
        </text:list-item>
        <text:list-item>
          <text:p text:style-name="P7">Указатели и ссылки на объекты.</text:p>
        </text:list-item>
        <text:list-item>
          <text:p text:style-name="P7">Шаблоны классов и функций.</text:p>
        </text:list-item>
        <text:list-item>
          <text:p text:style-name="P7">Локальные классы.</text:p>
        </text:list-item>
        <text:list-item>
          <text:p text:style-name="P7">Подставляемые (<text:span text:style-name="T1">InLine</text:span>) функции.</text:p>
        </text:list-item>
      </text:list>
      <text:p text:style-name="Standard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Вопросы к экзамену по курсу “Объектно-ориентированное программирование”</dc:title>
    <dc:subject/>
    <meta:keyword/>
    <dc:description/>
    <meta:initial-creator>sitn</meta:initial-creator>
    <meta:creation-date>2017-09-04T22:39:00</meta:creation-date>
    <dc:creator>1</dc:creator>
    <dc:date>2020-04-22T02:57:00</dc:date>
    <meta:print-date>2013-01-09T10:39:00</meta:print-date>
    <meta:editing-cycles>3</meta:editing-cycles>
    <meta:editing-duration>PT1M</meta:editing-duration>
    <meta:document-statistic meta:table-count="0" meta:image-count="0" meta:object-count="0" meta:page-count="1" meta:paragraph-count="33" meta:word-count="210" meta:character-count="1626" meta:non-whitespace-character-count="1472"/>
    <meta:generator>LibreOffice/6.4.6.2$Linux_X86_64 LibreOffice_project/40$Build-2</meta:generator>
  </office:meta>
</office:document-meta>
</file>